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1" draw:name="Object2" text:anchor-type="paragraph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Standard"><draw:frame draw:style-name="fr1" draw:name="Object3" text:anchor-type="paragraph" svg:width="6.2992in" svg:height="3.5429in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</meta:initial-creator>
    <meta:creation-date>2012-12-14T02:14:03</meta:creation-date>
    <dc:date>2012-12-14T02:17:48</dc:date>
    <dc:creator>Tom </dc:creator>
    <meta:editing-duration>P0D</meta:editing-duration>
    <meta:editing-cycles>1</meta:editing-cycles>
    <meta:document-statistic meta:table-count="0" meta:image-count="0" meta:object-count="3" meta:page-count="2" meta:paragraph-count="0" meta:word-count="0" meta:character-count="0" meta:non-whitespace-character-count="0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5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5000">
      <style:chart-properties chart:symbol-type="none" chart:link-data-style-to-source="fals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5000">
      <style:chart-properties chart:symbol-type="none" chart:link-data-style-to-source="false"/>
      <style:graphic-properties draw:stroke="dash"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5.534cm" svg:y="0.315cm" chart:style-name="ch2">
          <text:p>Metropolist Monte-Carlo</text:p>
        </chart:title>
        <chart:legend chart:legend-position="end" svg:x="12.954cm" svg:y="3.702cm" style:legend-expansion="high" chart:style-name="ch3"/>
        <chart:plot-area chart:style-name="ch4" chart:data-source-has-labels="both" svg:x="1.33cm" svg:y="1.631cm" svg:width="10.987cm" svg:height="6.208cm">
          <chartooo:coordinate-region svg:x="1.569cm" svg:y="1.83cm" svg:width="10.561cm" svg:height="5.81cm"/>
          <chart:axis chart:dimension="x" chart:name="primary-x" chart:style-name="ch5" chartooo:axis-type="auto">
            <chart:title svg:x="4.98cm" svg:y="8.018cm" chart:style-name="ch6">
              <text:p>applied magnetic field, H</text:p>
            </chart:title>
            <chart:categories table:cell-range-address="local-table.$A$2:.$A$24"/>
          </chart:axis>
          <chart:axis chart:dimension="y" chart:name="primary-y" chart:style-name="ch5">
            <chart:title svg:x="0.451cm" svg:y="7.266cm" chart:style-name="ch7">
              <text:p>mean magnetization per spin, &lt;si&gt;</text:p>
            </chart:title>
            <chart:grid chart:style-name="ch8" chart:class="major"/>
          </chart:axis>
          <chart:series chart:style-name="ch9" chart:values-cell-range-address="local-table.$C$2:.$C$24" chart:label-cell-address="local-table.$C$1" chart:class="chart:scatter">
            <chart:domain table:cell-range-address="local-table.$B$2:.$B$24"/>
            <chart:data-point chart:repeated="23"/>
          </chart:series>
          <chart:series chart:style-name="ch10" chart:values-cell-range-address="local-table.$E$2:.$E$24" chart:label-cell-address="local-table.$E$1" chart:class="chart:scatter">
            <chart:domain table:cell-range-address="local-table.$D$2:.$D$24"/>
            <chart:data-point chart:repeated="23"/>
          </chart:series>
          <chart:series chart:style-name="ch11" chart:values-cell-range-address="local-table.$G$2:.$G$24" chart:label-cell-address="local-table.$G$1" chart:class="chart:scatter">
            <chart:domain table:cell-range-address="local-table.$F$2:.$F$24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=1.5</text:p>
              </table:table-cell>
              <table:table-cell office:value-type="string">
                <text:p/>
              </table:table-cell>
              <table:table-cell office:value-type="string">
                <text:p>T=10</text:p>
              </table:table-cell>
              <table:table-cell office:value-type="string">
                <text:p/>
              </table:table-cell>
              <table:table-cell office:value-type="string">
                <text:p>T=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-0.999">
                <text:p>-0.999</text:p>
              </table:table-cell>
              <table:table-cell office:value-type="float" office:value="-15">
                <text:p>-15</text:p>
              </table:table-cell>
              <table:table-cell office:value-type="float" office:value="-0.953">
                <text:p>-0.953</text:p>
              </table:table-cell>
              <table:table-cell office:value-type="float" office:value="-4">
                <text:p>-4</text:p>
              </table:table-cell>
              <table:table-cell office:value-type="float" office:value="-0.989">
                <text:p>-0.9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-0.997">
                <text:p>-0.997</text:p>
              </table:table-cell>
              <table:table-cell office:value-type="float" office:value="-10">
                <text:p>-10</text:p>
              </table:table-cell>
              <table:table-cell office:value-type="float" office:value="-0.87">
                <text:p>-0.87</text:p>
              </table:table-cell>
              <table:table-cell office:value-type="float" office:value="-3">
                <text:p>-3</text:p>
              </table:table-cell>
              <table:table-cell office:value-type="float" office:value="-0.978">
                <text:p>-0.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-0.993">
                <text:p>-0.993</text:p>
              </table:table-cell>
              <table:table-cell office:value-type="float" office:value="-9">
                <text:p>-9</text:p>
              </table:table-cell>
              <table:table-cell office:value-type="float" office:value="-0.84">
                <text:p>-0.84</text:p>
              </table:table-cell>
              <table:table-cell office:value-type="float" office:value="-2">
                <text:p>-2</text:p>
              </table:table-cell>
              <table:table-cell office:value-type="float" office:value="-0.952">
                <text:p>-0.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0.977">
                <text:p>-0.977</text:p>
              </table:table-cell>
              <table:table-cell office:value-type="float" office:value="-8">
                <text:p>-8</text:p>
              </table:table-cell>
              <table:table-cell office:value-type="float" office:value="-0.803">
                <text:p>-0.803</text:p>
              </table:table-cell>
              <table:table-cell office:value-type="float" office:value="-1">
                <text:p>-1</text:p>
              </table:table-cell>
              <table:table-cell office:value-type="float" office:value="-0.879">
                <text:p>-0.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">
                <text:p>-0.9</text:p>
              </table:table-cell>
              <table:table-cell office:value-type="float" office:value="-0.972">
                <text:p>-0.972</text:p>
              </table:table-cell>
              <table:table-cell office:value-type="float" office:value="-7">
                <text:p>-7</text:p>
              </table:table-cell>
              <table:table-cell office:value-type="float" office:value="-0.756">
                <text:p>-0.756</text:p>
              </table:table-cell>
              <table:table-cell office:value-type="float" office:value="-0.9">
                <text:p>-0.9</text:p>
              </table:table-cell>
              <table:table-cell office:value-type="float" office:value="-0.864">
                <text:p>-0.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">
                <text:p>-0.8</text:p>
              </table:table-cell>
              <table:table-cell office:value-type="float" office:value="-0.964">
                <text:p>-0.964</text:p>
              </table:table-cell>
              <table:table-cell office:value-type="float" office:value="-6">
                <text:p>-6</text:p>
              </table:table-cell>
              <table:table-cell office:value-type="float" office:value="-0.698">
                <text:p>-0.698</text:p>
              </table:table-cell>
              <table:table-cell office:value-type="float" office:value="-0.8">
                <text:p>-0.8</text:p>
              </table:table-cell>
              <table:table-cell office:value-type="float" office:value="-0.846">
                <text:p>-0.8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7">
                <text:p>-0.7</text:p>
              </table:table-cell>
              <table:table-cell office:value-type="float" office:value="-0.958">
                <text:p>-0.958</text:p>
              </table:table-cell>
              <table:table-cell office:value-type="float" office:value="-5">
                <text:p>-5</text:p>
              </table:table-cell>
              <table:table-cell office:value-type="float" office:value="-0.625">
                <text:p>-0.625</text:p>
              </table:table-cell>
              <table:table-cell office:value-type="float" office:value="-0.4">
                <text:p>-0.4</text:p>
              </table:table-cell>
              <table:table-cell office:value-type="float" office:value="-0.713">
                <text:p>-0.7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6">
                <text:p>-0.6</text:p>
              </table:table-cell>
              <table:table-cell office:value-type="float" office:value="-0.937">
                <text:p>-0.937</text:p>
              </table:table-cell>
              <table:table-cell office:value-type="float" office:value="-4">
                <text:p>-4</text:p>
              </table:table-cell>
              <table:table-cell office:value-type="float" office:value="-0.535">
                <text:p>-0.535</text:p>
              </table:table-cell>
              <table:table-cell office:value-type="float" office:value="-0.2">
                <text:p>-0.2</text:p>
              </table:table-cell>
              <table:table-cell office:value-type="float" office:value="-0.532">
                <text:p>-0.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5">
                <text:p>-0.5</text:p>
              </table:table-cell>
              <table:table-cell office:value-type="float" office:value="-0.91">
                <text:p>-0.91</text:p>
              </table:table-cell>
              <table:table-cell office:value-type="float" office:value="-3">
                <text:p>-3</text:p>
              </table:table-cell>
              <table:table-cell office:value-type="float" office:value="-0.428">
                <text:p>-0.428</text:p>
              </table:table-cell>
              <table:table-cell office:value-type="float" office:value="-0.1">
                <text:p>-0.1</text:p>
              </table:table-cell>
              <table:table-cell office:value-type="float" office:value="-0.328">
                <text:p>-0.3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4">
                <text:p>-0.4</text:p>
              </table:table-cell>
              <table:table-cell office:value-type="float" office:value="-0.836">
                <text:p>-0.836</text:p>
              </table:table-cell>
              <table:table-cell office:value-type="float" office:value="-2">
                <text:p>-2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">
                <text:p>-0.3</text:p>
              </table:table-cell>
              <table:table-cell office:value-type="float" office:value="-0.685">
                <text:p>-0.685</text:p>
              </table:table-cell>
              <table:table-cell office:value-type="float" office:value="-1">
                <text:p>-1</text:p>
              </table:table-cell>
              <table:table-cell office:value-type="float" office:value="-0.155">
                <text:p>-0.155</text:p>
              </table:table-cell>
              <table:table-cell office:value-type="float" office:value="0.1">
                <text:p>0.1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5">
                <text:p>-0.25</text:p>
              </table:table-cell>
              <table:table-cell office:value-type="float" office:value="-0.401">
                <text:p>-0.401</text:p>
              </table:table-cell>
              <table:table-cell office:value-type="float" office:value="0">
                <text:p>0</text:p>
              </table:table-cell>
              <table:table-cell office:value-type="float" office:value="0.027">
                <text:p>0.027</text:p>
              </table:table-cell>
              <table:table-cell office:value-type="float" office:value="0.2">
                <text:p>0.2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">
                <text:p>-0.2</text:p>
              </table:table-cell>
              <table:table-cell office:value-type="float" office:value="0.978">
                <text:p>0.978</text:p>
              </table:table-cell>
              <table:table-cell office:value-type="float" office:value="1">
                <text:p>1</text:p>
              </table:table-cell>
              <table:table-cell office:value-type="float" office:value="0.156">
                <text:p>0.156</text:p>
              </table:table-cell>
              <table:table-cell office:value-type="float" office:value="0.3">
                <text:p>0.3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">
                <text:p>-0.1</text:p>
              </table:table-cell>
              <table:table-cell office:value-type="float" office:value="0.983">
                <text:p>0.983</text:p>
              </table:table-cell>
              <table:table-cell office:value-type="float" office:value="2">
                <text:p>2</text:p>
              </table:table-cell>
              <table:table-cell office:value-type="float" office:value="0.301">
                <text:p>0.301</text:p>
              </table:table-cell>
              <table:table-cell office:value-type="float" office:value="0.5">
                <text:p>0.5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987">
                <text:p>0.987</text:p>
              </table:table-cell>
              <table:table-cell office:value-type="float" office:value="3">
                <text:p>3</text:p>
              </table:table-cell>
              <table:table-cell office:value-type="float" office:value="0.428">
                <text:p>0.428</text:p>
              </table:table-cell>
              <table:table-cell office:value-type="float" office:value="0.8">
                <text:p>0.8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997">
                <text:p>0.997</text:p>
              </table:table-cell>
              <table:table-cell office:value-type="float" office:value="4">
                <text:p>4</text:p>
              </table:table-cell>
              <table:table-cell office:value-type="float" office:value="0.536">
                <text:p>0.536</text:p>
              </table:table-cell>
              <table:table-cell office:value-type="float" office:value="1">
                <text:p>1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999">
                <text:p>0.999</text:p>
              </table:table-cell>
              <table:table-cell office:value-type="float" office:value="5">
                <text:p>5</text:p>
              </table:table-cell>
              <table:table-cell office:value-type="float" office:value="0.626">
                <text:p>0.626</text:p>
              </table:table-cell>
              <table:table-cell office:value-type="float" office:value="2">
                <text:p>2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699">
                <text:p>0.699</text:p>
              </table:table-cell>
              <table:table-cell office:value-type="float" office:value="3">
                <text:p>3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756">
                <text:p>0.756</text:p>
              </table:table-cell>
              <table:table-cell office:value-type="float" office:value="4">
                <text:p>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.804">
                <text:p>0.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842">
                <text:p>0.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872">
                <text:p>0.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.954">
                <text:p>0.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5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5000">
      <style:chart-properties chart:symbol-type="none" chart:link-data-style-to-source="fals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5000">
      <style:chart-properties chart:symbol-type="none" chart:link-data-style-to-source="false"/>
      <style:graphic-properties draw:stroke="dash"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6.064cm" svg:y="0.315cm" chart:style-name="ch2">
          <text:p>Mean-Field Theory</text:p>
        </chart:title>
        <chart:legend chart:legend-position="end" svg:x="12.954cm" svg:y="3.702cm" style:legend-expansion="high" chart:style-name="ch3"/>
        <chart:plot-area chart:style-name="ch4" chart:data-source-has-labels="both" svg:x="1.33cm" svg:y="1.631cm" svg:width="10.987cm" svg:height="6.208cm">
          <chartooo:coordinate-region svg:x="1.569cm" svg:y="1.83cm" svg:width="10.561cm" svg:height="5.81cm"/>
          <chart:axis chart:dimension="x" chart:name="primary-x" chart:style-name="ch5" chartooo:axis-type="auto">
            <chart:title svg:x="4.98cm" svg:y="8.018cm" chart:style-name="ch6">
              <text:p>applied magnetic field, H</text:p>
            </chart:title>
            <chart:categories table:cell-range-address="local-table.$A$2:.$A$25"/>
          </chart:axis>
          <chart:axis chart:dimension="y" chart:name="primary-y" chart:style-name="ch5">
            <chart:title svg:x="0.451cm" svg:y="7.266cm" chart:style-name="ch7">
              <text:p>mean magnetization per spin, &lt;si&gt;</text:p>
            </chart:title>
            <chart:grid chart:style-name="ch8" chart:class="major"/>
          </chart:axis>
          <chart:series chart:style-name="ch9" chart:values-cell-range-address="local-table.$C$2:.$C$25" chart:label-cell-address="local-table.$C$1" chart:class="chart:scatter">
            <chart:domain table:cell-range-address="local-table.$B$2:.$B$25"/>
            <chart:data-point chart:repeated="24"/>
          </chart:series>
          <chart:series chart:style-name="ch10" chart:values-cell-range-address="local-table.$E$2:.$E$25" chart:label-cell-address="local-table.$E$1" chart:class="chart:scatter">
            <chart:domain table:cell-range-address="local-table.$D$2:.$D$25"/>
            <chart:data-point chart:repeated="24"/>
          </chart:series>
          <chart:series chart:style-name="ch11" chart:values-cell-range-address="local-table.$G$2:.$G$25" chart:label-cell-address="local-table.$G$1" chart:class="chart:scatter">
            <chart:domain table:cell-range-address="local-table.$F$2:.$F$25"/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=1.5</text:p>
              </table:table-cell>
              <table:table-cell office:value-type="string">
                <text:p/>
              </table:table-cell>
              <table:table-cell office:value-type="string">
                <text:p>T=10</text:p>
              </table:table-cell>
              <table:table-cell office:value-type="string">
                <text:p/>
              </table:table-cell>
              <table:table-cell office:value-type="string">
                <text:p>T=3</text:p>
              </table:table-cell>
            </table:table-row>
          </table:table-header-rows>
          <table:table-rows>
            <table:table-row>
              <table:table-cell office:value-type="string">
                <text:p>&lt;si&gt;</text:p>
              </table:table-cell>
              <table:table-cell office:value-type="float" office:value="-1.7043017508753">
                <text:p>-1.7043017508753</text:p>
              </table:table-cell>
              <table:table-cell office:value-type="float" office:value="-0.999">
                <text:p>-0.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989">
                <text:p>-0</text:p>
              </table:table-cell>
              <table:table-cell office:value-type="float" office:value="-0.887591783560779">
                <text:p>-0.887591783560779</text:p>
              </table:table-cell>
              <table:table-cell office:value-type="float" office:value="-0.997">
                <text:p>-0.997</text:p>
              </table:table-cell>
              <table:table-cell office:value-type="float" office:value="-14.8228716458331">
                <text:p>-14.8228716458331</text:p>
              </table:table-cell>
              <table:table-cell office:value-type="float" office:value="-0.953">
                <text:p>-0.953</text:p>
              </table:table-cell>
              <table:table-cell office:value-type="float" office:value="-3.84023800908342">
                <text:p>-3.84023800908342</text:p>
              </table:table-cell>
              <table:table-cell office:value-type="float" office:value="-0.989">
                <text:p>-0.989</text:p>
              </table:table-cell>
            </table:table-row>
            <table:table-row>
              <table:table-cell office:value-type="float" office:value="-0.978">
                <text:p>-0</text:p>
              </table:table-cell>
              <table:table-cell office:value-type="float" office:value="-0.266614628368122">
                <text:p>-0.266614628368122</text:p>
              </table:table-cell>
              <table:table-cell office:value-type="float" office:value="-0.993">
                <text:p>-0.993</text:p>
              </table:table-cell>
              <table:table-cell office:value-type="float" office:value="-9.85079629696525">
                <text:p>-9.85079629696525</text:p>
              </table:table-cell>
              <table:table-cell office:value-type="float" office:value="-0.87">
                <text:p>-0.87</text:p>
              </table:table-cell>
              <table:table-cell office:value-type="float" office:value="-2.83619858823652">
                <text:p>-2.83619858823652</text:p>
              </table:table-cell>
              <table:table-cell office:value-type="float" office:value="-0.978">
                <text:p>-0.978</text:p>
              </table:table-cell>
            </table:table-row>
            <table:table-row>
              <table:table-cell office:value-type="float" office:value="-0.952">
                <text:p>-0</text:p>
              </table:table-cell>
              <table:table-cell office:value-type="float" office:value="0.567618794568897">
                <text:p>0.567618794568897</text:p>
              </table:table-cell>
              <table:table-cell office:value-type="float" office:value="-0.977">
                <text:p>-0.977</text:p>
              </table:table-cell>
              <table:table-cell office:value-type="float" office:value="-8.85173517684602">
                <text:p>-8.85173517684602</text:p>
              </table:table-cell>
              <table:table-cell office:value-type="float" office:value="-0.84">
                <text:p>-0.84</text:p>
              </table:table-cell>
              <table:table-cell office:value-type="float" office:value="-1.75011313409772">
                <text:p>-1.75011313409772</text:p>
              </table:table-cell>
              <table:table-cell office:value-type="float" office:value="-0.952">
                <text:p>-0.952</text:p>
              </table:table-cell>
            </table:table-row>
            <table:table-row>
              <table:table-cell office:value-type="float" office:value="-0.879">
                <text:p>-0</text:p>
              </table:table-cell>
              <table:table-cell office:value-type="float" office:value="0.697050731259465">
                <text:p>0.697050731259465</text:p>
              </table:table-cell>
              <table:table-cell office:value-type="float" office:value="-0.972">
                <text:p>-0.972</text:p>
              </table:table-cell>
              <table:table-cell office:value-type="float" office:value="-7.85801747232665">
                <text:p>-7.85801747232665</text:p>
              </table:table-cell>
              <table:table-cell office:value-type="float" office:value="-0.803">
                <text:p>-0.803</text:p>
              </table:table-cell>
              <table:table-cell office:value-type="float" office:value="-0.598056680725087">
                <text:p>-0.598056680725087</text:p>
              </table:table-cell>
              <table:table-cell office:value-type="float" office:value="-0.879">
                <text:p>-0.879</text:p>
              </table:table-cell>
            </table:table-row>
            <table:table-row>
              <table:table-cell office:value-type="float" office:value="-0.864">
                <text:p>-0</text:p>
              </table:table-cell>
              <table:table-cell office:value-type="float" office:value="0.856585337156273">
                <text:p>0.856585337156273</text:p>
              </table:table-cell>
              <table:table-cell office:value-type="float" office:value="-0.964">
                <text:p>-0.964</text:p>
              </table:table-cell>
              <table:table-cell office:value-type="float" office:value="-6.8441277445093">
                <text:p>-6.8441277445093</text:p>
              </table:table-cell>
              <table:table-cell office:value-type="float" office:value="-0.756">
                <text:p>-0.756</text:p>
              </table:table-cell>
              <table:table-cell office:value-type="float" office:value="-0.470737664264228">
                <text:p>-0.470737664264228</text:p>
              </table:table-cell>
              <table:table-cell office:value-type="float" office:value="-0.864">
                <text:p>-0.864</text:p>
              </table:table-cell>
            </table:table-row>
            <table:table-row>
              <table:table-cell office:value-type="float" office:value="-0.846">
                <text:p>-0</text:p>
              </table:table-cell>
              <table:table-cell office:value-type="float" office:value="0.950493096394683">
                <text:p>0.950493096394683</text:p>
              </table:table-cell>
              <table:table-cell office:value-type="float" office:value="-0.958">
                <text:p>-0.958</text:p>
              </table:table-cell>
              <table:table-cell office:value-type="float" office:value="-5.84189674748211">
                <text:p>-5.84189674748211</text:p>
              </table:table-cell>
              <table:table-cell office:value-type="float" office:value="-0.698">
                <text:p>-0.698</text:p>
              </table:table-cell>
              <table:table-cell office:value-type="float" office:value="-0.341735718973753">
                <text:p>-0.341735718973753</text:p>
              </table:table-cell>
              <table:table-cell office:value-type="float" office:value="-0.846">
                <text:p>-0.846</text:p>
              </table:table-cell>
            </table:table-row>
            <table:table-row>
              <table:table-cell office:value-type="float" office:value="-0.713">
                <text:p>-0</text:p>
              </table:table-cell>
              <table:table-cell office:value-type="float" office:value="1.1786792972384">
                <text:p>1.1786792972384</text:p>
              </table:table-cell>
              <table:table-cell office:value-type="float" office:value="-0.937">
                <text:p>-0.937</text:p>
              </table:table-cell>
              <table:table-cell office:value-type="float" office:value="-4.83168534396714">
                <text:p>-4.83168534396714</text:p>
              </table:table-cell>
              <table:table-cell office:value-type="float" office:value="-0.625">
                <text:p>-0.625</text:p>
              </table:table-cell>
              <table:table-cell office:value-type="float" office:value="0.172221076153252">
                <text:p>0.172221076153252</text:p>
              </table:table-cell>
              <table:table-cell office:value-type="float" office:value="-0.713">
                <text:p>-0.713</text:p>
              </table:table-cell>
            </table:table-row>
            <table:table-row>
              <table:table-cell office:value-type="float" office:value="-0.532">
                <text:p>-0</text:p>
              </table:table-cell>
              <table:table-cell office:value-type="float" office:value="1.34871336196719">
                <text:p>1.34871336196719</text:p>
              </table:table-cell>
              <table:table-cell office:value-type="float" office:value="-0.91">
                <text:p>-0.91</text:p>
              </table:table-cell>
              <table:table-cell office:value-type="float" office:value="-3.83124127216971">
                <text:p>-3.83124127216971</text:p>
              </table:table-cell>
              <table:table-cell office:value-type="float" office:value="-0.535">
                <text:p>-0.535</text:p>
              </table:table-cell>
              <table:table-cell office:value-type="float" office:value="0.349208418425665">
                <text:p>0.349208418425665</text:p>
              </table:table-cell>
              <table:table-cell office:value-type="float" office:value="-0.532">
                <text:p>-0.532</text:p>
              </table:table-cell>
            </table:table-row>
            <table:table-row>
              <table:table-cell office:value-type="float" office:value="-0.328">
                <text:p>-0</text:p>
              </table:table-cell>
              <table:table-cell office:value-type="float" office:value="1.53239139248282">
                <text:p>1.53239139248282</text:p>
              </table:table-cell>
              <table:table-cell office:value-type="float" office:value="-0.836">
                <text:p>-0.836</text:p>
              </table:table-cell>
              <table:table-cell office:value-type="float" office:value="-2.86245575759866">
                <text:p>-2.86245575759866</text:p>
              </table:table-cell>
              <table:table-cell office:value-type="float" office:value="-0.428">
                <text:p>-0.428</text:p>
              </table:table-cell>
              <table:table-cell office:value-type="float" office:value="0.290243515730155">
                <text:p>0.290243515730155</text:p>
              </table:table-cell>
              <table:table-cell office:value-type="float" office:value="-0.328">
                <text:p>-0.328</text:p>
              </table:table-cell>
            </table:table-row>
            <table:table-row>
              <table:table-cell office:value-type="float" office:value="0.019">
                <text:p>0</text:p>
              </table:table-cell>
              <table:table-cell office:value-type="float" office:value="1.48228884702938">
                <text:p>1.48228884702938</text:p>
              </table:table-cell>
              <table:table-cell office:value-type="float" office:value="-0.685">
                <text:p>-0.685</text:p>
              </table:table-cell>
              <table:table-cell office:value-type="float" office:value="-1.89519604203112">
                <text:p>-1.89519604203112</text:p>
              </table:table-cell>
              <table:table-cell office:value-type="float" office:value="-0.3">
                <text:p>-0.3</text:p>
              </table:table-cell>
              <table:table-cell office:value-type="float" office:value="-0.0189931395139575">
                <text:p>-0.018993139513957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0.345">
                <text:p>0</text:p>
              </table:table-cell>
              <table:table-cell office:value-type="float" office:value="0.966740038833832">
                <text:p>0.966740038833832</text:p>
              </table:table-cell>
              <table:table-cell office:value-type="float" office:value="-0.401">
                <text:p>-0.401</text:p>
              </table:table-cell>
              <table:table-cell office:value-type="float" office:value="-0.942594977993601">
                <text:p>-0.942594977993601</text:p>
              </table:table-cell>
              <table:table-cell office:value-type="float" office:value="-0.155">
                <text:p>-0.155</text:p>
              </table:table-cell>
              <table:table-cell office:value-type="float" office:value="-0.300728915398969">
                <text:p>-0.300728915398969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float" office:value="0.547">
                <text:p>0</text:p>
              </table:table-cell>
              <table:table-cell office:value-type="float" office:value="-0.537900705881741">
                <text:p>-0.537900705881741</text:p>
              </table:table-cell>
              <table:table-cell office:value-type="float" office:value="0.978">
                <text:p>0.978</text:p>
              </table:table-cell>
              <table:table-cell office:value-type="float" office:value="0.162065638712766">
                <text:p>0.162065638712766</text:p>
              </table:table-cell>
              <table:table-cell office:value-type="float" office:value="0.027">
                <text:p>0.027</text:p>
              </table:table-cell>
              <table:table-cell office:value-type="float" office:value="-0.345728912364952">
                <text:p>-0.345728912364952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float" office:value="0.654">
                <text:p>0</text:p>
              </table:table-cell>
              <table:table-cell office:value-type="float" office:value="-0.362635411652311">
                <text:p>-0.362635411652311</text:p>
              </table:table-cell>
              <table:table-cell office:value-type="float" office:value="0.983">
                <text:p>0.983</text:p>
              </table:table-cell>
              <table:table-cell office:value-type="float" office:value="0.948842773181828">
                <text:p>0.948842773181828</text:p>
              </table:table-cell>
              <table:table-cell office:value-type="float" office:value="0.156">
                <text:p>0.156</text:p>
              </table:table-cell>
              <table:table-cell office:value-type="float" office:value="-0.269230349211132">
                <text:p>-0.269230349211132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float" office:value="0.772">
                <text:p>0</text:p>
              </table:table-cell>
              <table:table-cell office:value-type="float" office:value="-0.175926086182284">
                <text:p>-0.175926086182284</text:p>
              </table:table-cell>
              <table:table-cell office:value-type="float" office:value="0.987">
                <text:p>0.987</text:p>
              </table:table-cell>
              <table:table-cell office:value-type="float" office:value="1.90218868139348">
                <text:p>1.90218868139348</text:p>
              </table:table-cell>
              <table:table-cell office:value-type="float" office:value="0.301">
                <text:p>0.301</text:p>
              </table:table-cell>
              <table:table-cell office:value-type="float" office:value="-0.0122222466841222">
                <text:p>-0.0122222466841222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float" office:value="0.853">
                <text:p>0</text:p>
              </table:table-cell>
              <table:table-cell office:value-type="float" office:value="0.887591783560779">
                <text:p>0.887591783560779</text:p>
              </table:table-cell>
              <table:table-cell office:value-type="float" office:value="0.997">
                <text:p>0.997</text:p>
              </table:table-cell>
              <table:table-cell office:value-type="float" office:value="2.86245575759866">
                <text:p>2.86245575759866</text:p>
              </table:table-cell>
              <table:table-cell office:value-type="float" office:value="0.428">
                <text:p>0.428</text:p>
              </table:table-cell>
              <table:table-cell office:value-type="float" office:value="0.389192959259936">
                <text:p>0.389192959259936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float" office:value="0.885">
                <text:p>0</text:p>
              </table:table-cell>
              <table:table-cell office:value-type="float" office:value="1.7043017508753">
                <text:p>1.7043017508753</text:p>
              </table:table-cell>
              <table:table-cell office:value-type="float" office:value="0.999">
                <text:p>0.999</text:p>
              </table:table-cell>
              <table:table-cell office:value-type="float" office:value="3.84126180740681">
                <text:p>3.84126180740681</text:p>
              </table:table-cell>
              <table:table-cell office:value-type="float" office:value="0.536">
                <text:p>0.536</text:p>
              </table:table-cell>
              <table:table-cell office:value-type="float" office:value="0.655126457278292">
                <text:p>0.655126457278292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float" office:value="0.955">
                <text:p>0</text:p>
              </table:table-cell>
              <table:table-cell office:value-type="float" office:value="3.42797816346548">
                <text:p>3.42797816346548</text:p>
              </table:table-cell>
              <table:table-cell office:value-type="float" office:value="0.9999">
                <text:p>0.9999</text:p>
              </table:table-cell>
              <table:table-cell office:value-type="float" office:value="4.84411246346612">
                <text:p>4.84411246346612</text:p>
              </table:table-cell>
              <table:table-cell office:value-type="float" office:value="0.626">
                <text:p>0.626</text:p>
              </table:table-cell>
              <table:table-cell office:value-type="float" office:value="1.83722447397372">
                <text:p>1.83722447397372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float" office:value="0.979">
                <text:p>0</text:p>
              </table:table-cell>
              <table:table-cell office:value-type="float" office:value="5.15459073414167">
                <text:p>5.15459073414167</text:p>
              </table:table-cell>
              <table:table-cell office:value-type="float" office:value="0.99999">
                <text:p>0.99999</text:p>
              </table:table-cell>
              <table:table-cell office:value-type="float" office:value="5.85742428461528">
                <text:p>5.85742428461528</text:p>
              </table:table-cell>
              <table:table-cell office:value-type="float" office:value="0.699">
                <text:p>0.699</text:p>
              </table:table-cell>
              <table:table-cell office:value-type="float" office:value="2.90273676181872">
                <text:p>2.90273676181872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float" office:value="0.99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441277445093">
                <text:p>6.8441277445093</text:p>
              </table:table-cell>
              <table:table-cell office:value-type="float" office:value="0.756">
                <text:p>0.756</text:p>
              </table:table-cell>
              <table:table-cell office:value-type="float" office:value="3.97995723708674">
                <text:p>3.9799572370867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8223520696026">
                <text:p>7.88223520696026</text:p>
              </table:table-cell>
              <table:table-cell office:value-type="float" office:value="0.804">
                <text:p>0.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1206091894143">
                <text:p>8.91206091894143</text:p>
              </table:table-cell>
              <table:table-cell office:value-type="float" office:value="0.842">
                <text:p>0.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256619655896">
                <text:p>9.9256619655896</text:p>
              </table:table-cell>
              <table:table-cell office:value-type="float" office:value="0.872">
                <text:p>0.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289621805682">
                <text:p>14.9289621805682</text:p>
              </table:table-cell>
              <table:table-cell office:value-type="float" office:value="0.954">
                <text:p>0.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5" style:family="chart" style:data-style-name="N50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0">
      <style:chart-properties chart:symbol-type="named-symbol" chart:symbol-name="square" chart:symbol-width="0.25cm" chart:symbol-height="0.25cm" chart:link-data-style-to-source="false" chart:regression-type="logarithmic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6.183cm" svg:y="0.315cm" chart:style-name="ch2">
          <text:p>Wolf Monte-Carlo</text:p>
        </chart:title>
        <chart:legend chart:legend-position="end" svg:x="12.14cm" svg:y="3.951cm" style:legend-expansion="high" chart:style-name="ch3"/>
        <chart:plot-area chart:style-name="ch4" chart:data-source-has-labels="both" svg:x="1.33cm" svg:y="1.631cm" svg:width="10.173cm" svg:height="6.208cm">
          <chartooo:coordinate-region svg:x="2.057cm" svg:y="1.831cm" svg:width="9.259cm" svg:height="5.361cm"/>
          <chart:axis chart:dimension="x" chart:name="primary-x" chart:style-name="ch5" chartooo:axis-type="auto">
            <chart:title svg:x="5.3cm" svg:y="8.018cm" chart:style-name="ch6">
              <text:p>System Size, L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6.102cm" chart:style-name="ch7">
              <text:p>Heat Capacity, Cp</text:p>
            </chart:title>
            <chart:grid chart:style-name="ch8" chart:class="major"/>
          </chart:axis>
          <chart:series chart:style-name="ch9" chart:values-cell-range-address="local-table.$C$2:.$C$5" chart:label-cell-address="local-table.$C$1" chart:class="chart:scatter">
            <chart:domain table:cell-range-address="local-table.$B$2:.$B$5"/>
            <chart:regression-curve>
              <chart:equation chart:display-r-square="true"/>
            </chart:regression-curve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147">
                <text:p>1.1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.492">
                <text:p>1.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1.742">
                <text:p>1.7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2.073">
                <text:p>2.0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